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Header">
      <style:text-properties fo:font-size="18pt" officeooo:paragraph-rsid="001010df" style:font-size-asian="15.75pt" style:font-size-complex="18pt"/>
    </style:style>
    <style:style style:name="P2" style:family="paragraph" style:parent-style-name="Standard">
      <style:paragraph-properties fo:text-align="justify" style:justify-single-word="false"/>
      <style:text-properties officeooo:rsid="001010df" officeooo:paragraph-rsid="001010df"/>
    </style:style>
    <style:style style:name="P3" style:family="paragraph" style:parent-style-name="Standard">
      <style:paragraph-properties fo:text-align="justify" style:justify-single-word="false"/>
      <style:text-properties officeooo:rsid="001010df" officeooo:paragraph-rsid="0014b789"/>
    </style:style>
    <style:style style:name="P4" style:family="paragraph" style:parent-style-name="Standard">
      <style:paragraph-properties fo:text-align="justify" style:justify-single-word="false"/>
      <style:text-properties officeooo:rsid="001010df" officeooo:paragraph-rsid="00188681"/>
    </style:style>
    <style:style style:name="P5" style:family="paragraph" style:parent-style-name="Standard">
      <style:paragraph-properties fo:text-align="justify" style:justify-single-word="false"/>
      <style:text-properties officeooo:rsid="00176c08" officeooo:paragraph-rsid="00176c08"/>
    </style:style>
    <style:style style:name="P6" style:family="paragraph" style:parent-style-name="Standard">
      <style:paragraph-properties fo:text-align="justify" style:justify-single-word="false"/>
      <style:text-properties officeooo:paragraph-rsid="001010df"/>
    </style:style>
    <style:style style:name="P7" style:family="paragraph" style:parent-style-name="Standard">
      <style:paragraph-properties fo:text-align="justify" style:justify-single-word="false"/>
      <style:text-properties officeooo:rsid="001010df" officeooo:paragraph-rsid="00188681"/>
    </style:style>
    <style:style style:name="P8" style:family="paragraph" style:parent-style-name="Standard">
      <style:paragraph-properties fo:text-align="justify" style:justify-single-word="false"/>
      <style:text-properties officeooo:rsid="001010df" officeooo:paragraph-rsid="001eb089"/>
    </style:style>
    <style:style style:name="P9" style:family="paragraph" style:parent-style-name="Standard">
      <style:paragraph-properties fo:text-align="justify" style:justify-single-word="false"/>
      <style:text-properties officeooo:rsid="001010df" officeooo:paragraph-rsid="0021f039"/>
    </style:style>
    <style:style style:name="P10" style:family="paragraph" style:parent-style-name="Standard">
      <style:paragraph-properties fo:text-align="center" style:justify-single-word="false"/>
      <style:text-properties fo:font-size="15pt" officeooo:rsid="001010df" officeooo:paragraph-rsid="001eb089" style:font-size-asian="15pt" style:font-size-complex="15pt"/>
    </style:style>
    <style:style style:name="P11" style:family="paragraph" style:parent-style-name="Standard" style:list-style-name="L1">
      <style:paragraph-properties fo:text-align="justify" style:justify-single-word="false"/>
      <style:text-properties fo:font-size="12pt" officeooo:rsid="0020a6e6" officeooo:paragraph-rsid="0020a6e6" style:font-size-asian="10.5pt" style:font-size-complex="12pt"/>
    </style:style>
    <style:style style:name="T1" style:family="text">
      <style:text-properties officeooo:rsid="001010df"/>
    </style:style>
    <style:style style:name="T2" style:family="text">
      <style:text-properties officeooo:rsid="0010789d"/>
    </style:style>
    <style:style style:name="T3" style:family="text">
      <style:text-properties officeooo:rsid="00121b59"/>
    </style:style>
    <style:style style:name="T4" style:family="text">
      <style:text-properties fo:font-weight="bold" officeooo:rsid="00121b59" style:font-weight-asian="bold" style:font-weight-complex="bold"/>
    </style:style>
    <style:style style:name="T5" style:family="text">
      <style:text-properties fo:font-weight="bold" officeooo:rsid="0014b789" style:font-weight-asian="bold" style:font-weight-complex="bold"/>
    </style:style>
    <style:style style:name="T6" style:family="text">
      <style:text-properties fo:font-weight="bold" officeooo:rsid="0021f039" style:font-weight-asian="bold" style:font-weight-complex="bold"/>
    </style:style>
    <style:style style:name="T7" style:family="text">
      <style:text-properties officeooo:rsid="00121c00"/>
    </style:style>
    <style:style style:name="T8" style:family="text">
      <style:text-properties officeooo:rsid="00123a6e"/>
    </style:style>
    <style:style style:name="T9" style:family="text">
      <style:text-properties officeooo:rsid="001365d6"/>
    </style:style>
    <style:style style:name="T10" style:family="text">
      <style:text-properties officeooo:rsid="0014b789"/>
    </style:style>
    <style:style style:name="T11" style:family="text">
      <style:text-properties officeooo:rsid="00154ba9"/>
    </style:style>
    <style:style style:name="T12" style:family="text">
      <style:text-properties officeooo:rsid="00188681"/>
    </style:style>
    <style:style style:name="T13" style:family="text">
      <style:text-properties officeooo:rsid="001a5bba"/>
    </style:style>
    <style:style style:name="T14" style:family="text">
      <style:text-properties officeooo:rsid="001bc00c"/>
    </style:style>
    <style:style style:name="T15" style:family="text">
      <style:text-properties officeooo:rsid="001d70e6"/>
    </style:style>
    <style:style style:name="T16" style:family="text">
      <style:text-properties officeooo:rsid="001eb089"/>
    </style:style>
    <style:style style:name="T17" style:family="text">
      <style:text-properties officeooo:rsid="0021f03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ext:tab/>Os peixes são animais encontrados nos mais variados ambientes </text:span><text:span text:style-name="T2">aquáticos, além de serem o grupo mais numeroso e diversificado de animais entre os vertebrados. Os peixes tem grande importância econômica, como a alimentação, comércio, tradição e muitos outros.</text:span></text:p>
      <text:p text:style-name="P3"><text:tab/><text:span text:style-name="T2">As principais características desse grupo de animais são: possuir uma coluna vertebral, ou seja, são animais vertebrados; possuem grande diversidade de forma</text:span><text:span text:style-name="T3">tos, cores e outras características próprias de cada espécie. Os peixes também possuem um </text:span><text:span text:style-name="T4">sistema digestório completo</text:span><text:span text:style-name="T3">, porém nessa explicação entram dois outros tipos de peixes que são diferenciados pelo material da sua estrutura esquelética, os peixes cartilaginosos e os peixes ósseos.</text:span></text:p>
      <text:p text:style-name="P9"><text:span text:style-name="T6">João Victor:{<text:tab/></text:span><text:span text:style-name="T4">Os peixes cartilaginosos</text:span><text:span text:style-name="T3"> possuem um esqueleto feito apenas por cartilagem, </text:span><text:span text:style-name="T15">peixes como: tubarão branco, Raia-manta, Quimeras e muitos outros </text:span><text:span text:style-name="T3">. </text:span><text:span text:style-name="T15">J</text:span><text:span text:style-name="T3">á os </text:span><text:span text:style-name="T4">peixes ósseos</text:span><text:span text:style-name="T3"> possuem um esqueleto formado por ossos, </text:span><text:span text:style-name="T15">como: Salmão, Tambaqui, Peixe-palhaço, Peixe-espada e muitos outros</text:span><text:span text:style-name="T3">, possuindo algumas espécies de peixes ósseos que possuem algumas partes constituídas por cartilagem. </text:span><text:span text:style-name="T7">A constituição dos sistemas digestórios dos dois tipos de peixes tem </text:span><text:span text:style-name="T8">como diferença o término do intestino, os peixes cartilaginosos terminam seu intestino na cloaca, enquanto os ósseos terminam no ânus. Como produto do sistema excretor, os dois tipos de peixe liberam como excremento duas substâncias diferentes, os cartilaginosos produzem principalmente ureia(obs: além da ureia, os peixes cartilaginosos também excretam por suas brânquias e rins, outras substâncias como sais) e </text:span><text:span text:style-name="T9">nos</text:span><text:span text:style-name="T8"> ósseos ocorre a liberação de Amônia.</text:span><text:span text:style-name="T6">}</text:span><text:span text:style-name="T8"> <text:s/></text:span><text:span text:style-name="T6">Andrey</text:span><text:span text:style-name="T17">:</text:span><text:span text:style-name="T6">{</text:span><text:span text:style-name="T10">Vale lembrar que o sistema excretor desses seres são formados por um par de rins. </text:span><text:span text:style-name="T5">O sistema circulatório</text:span><text:span text:style-name="T10"> é fechado e o seu coração possui duas cavidades, o átrio e o ventrículo. O átrio tem a importante função de impulsionar sangue para o ventrículo e a função do <text:s/>ventrículo é receber o sangue impulsionado pelo átrio e impulsioná-lo para as branquias e o resto do corpo. </text:span><text:span text:style-name="T11">O coração é um importante órgão entre todos os seres do reino animalia, feito para bombear sangue. No caso dos peixes, o sangue que é bombeado pelo coração dos mesmos é rico em gás carbônico. O sistema de circulação nos peixes é simples, principalmente porque o sangue passa apenas uma vez pelo coração a cada circuito completo. </text:span><text:span text:style-name="T6">}</text:span></text:p>
      <text:p text:style-name="P8"><text:span text:style-name="T12"><text:tab/></text:span><text:span text:style-name="T6">Eduardo</text:span><text:span text:style-name="T17">:</text:span><text:span text:style-name="T6">{</text:span><text:span text:style-name="T12">Um </text:span><text:span text:style-name="T14">grupo</text:span><text:span text:style-name="T12"> de peixe</text:span><text:span text:style-name="T14">s</text:span><text:span text:style-name="T12"> interessante é o peixe pulmonado que possui poucas espécies, mais especificamente seis, esse peixe tem uma característica que o diferencia dos demais, ele é capaz de construir galerias para conseguir sobreviver à secas. A espécie de peixe pulmonado que é encontrado no Brasil é a piramboia. </text:span><text:span text:style-name="T13">Os peixes possuem ótimos órgãos sensoriais, que tem funções como evitar predadores, permitem a percepção de cheiros e detectar correntes elétricas produzidas por outros animais. </text:span><text:span text:style-name="T14">Os peixes são ectotérmicos, portanto não conseguem manter a temperatura estável apenas utilizando mecanismos fisiológicos. Entretanto, algumas espécies representam uma exceção, podendo manter partes do seu corpo mais aquecidas do que outras, essa habilidade é chamada de heterotermia regional. A reprodução dos peixes varia de peixe para peixe, por exemplo, os peixes cartilaginosos é por meio da fecundação interna e na maioria dos peixes ósseos por fecundação externa.</text:span><text:span text:style-name="T6">}</text:span></text:p>
      <text:p text:style-name="P10"><text:span text:style-name="T16">Curiosidades</text:span></text:p>
      <text:list text:style-name="L1">
        <text:list-item>
          <text:p text:style-name="P11">O peixe mais rápido é o atum que consegue nadar à uma velocidade de até 70 km/H;</text:p>
        </text:list-item>
        <text:list-item>
          <text:p text:style-name="P11">O maior peixe é a baleia-azul tendo até 30 metros;</text:p>
        </text:list-item>
      </text:list>
      <text:p text:style-name="P4"/>
      <text:p text:style-name="P4"/>
      <text:p text:style-name="P4"><text:tab/></text:p>
      <text:p text:style-name="P4"/>
      <text:p text:style-name="P4"/>
      <text:p text:style-name="P5"/>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8pt" officeooo:paragraph-rsid="001010df" style:font-size-asian="15.75pt" style:font-size-complex="18pt"/>
    </style:style>
    <style:style style:name="MT1" style:family="text">
      <style:text-properties officeooo:rsid="001010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span text:style-name="MT1">Seminário Sobre Peixes<text:tab/> </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3:51:20.955594206</meta:creation-date>
    <meta:generator>LibreOffice/24.2.6.2$Linux_X86_64 LibreOffice_project/420$Build-2</meta:generator>
    <meta:editing-duration>PT5H10M36S</meta:editing-duration>
    <meta:editing-cycles>6</meta:editing-cycles>
    <dc:date>2024-10-27T15:38:31.932182320</dc:date>
    <meta:print-date>2024-10-26T15:37:01.077263661</meta:print-date>
    <meta:printed-by>Arquivos PDF</meta:printed-by>
    <meta:document-statistic meta:table-count="0" meta:image-count="0" meta:object-count="0" meta:page-count="1" meta:paragraph-count="9" meta:word-count="531" meta:character-count="3464" meta:non-whitespace-character-count="2934"/>
  </office:meta>
</office:document-meta>
</file>